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Cubano" svg:font-family="Cuban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59cm" svg:stroke-color="#c0504d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" style:family="graphic" style:parent-style-name="standard">
      <style:graphic-properties draw:stroke="solid" svg:stroke-width="0.159cm" svg:stroke-color="#3366ff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3" style:family="graphic" style:parent-style-name="standard">
      <style:graphic-properties draw:stroke="solid" svg:stroke-width="0.159cm" svg:stroke-color="#008000" draw:fill="solid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4" style:family="graphic" style:parent-style-name="standard" style:list-style-name="L1">
      <style:graphic-properties draw:stroke="solid" svg:stroke-width="0.079cm" svg:stroke-color="#4a7ebb" draw:fill="solid" draw:fill-color="#000000" draw:textarea-vertical-align="middle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3.05cm" fo:padding-top="0.125cm" fo:padding-bottom="0.125cm" fo:padding-left="0.25cm" fo:padding-right="0.25cm" fo:wrap-option="wrap"/>
    </style:style>
    <style:style style:name="gr6" style:family="graphic" style:parent-style-name="standard" style:list-style-name="L1">
      <style:graphic-properties draw:stroke="solid" svg:stroke-width="0.079cm" svg:stroke-color="#4a7ebb" draw:fill="none" draw:fill-color="#ffffff" draw:fill-image-width="0cm" draw:fill-image-height="0cm" draw:textarea-vertical-align="middle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7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4.01cm" fo:padding-top="0.125cm" fo:padding-bottom="0.125cm" fo:padding-left="0.25cm" fo:padding-right="0.25cm" fo:wrap-option="wrap"/>
    </style:style>
    <style:style style:name="gr8" style:family="graphic" style:parent-style-name="standard" style:list-style-name="L1">
      <style:graphic-properties draw:stroke="solid" svg:stroke-width="0.079cm" svg:stroke-color="#4a7ebb" draw:fill="none" draw:fill-color="#ffffff" draw:textarea-vertical-align="middle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9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4.556cm" fo:padding-top="0.125cm" fo:padding-bottom="0.125cm" fo:padding-left="0.25cm" fo:padding-right="0.25cm" fo:wrap-option="wrap"/>
    </style:style>
    <style:style style:name="gr10" style:family="graphic" style:parent-style-name="standard" style:list-style-name="L1">
      <style:graphic-properties draw:stroke="solid" svg:stroke-width="0.079cm" svg:stroke-color="#4a7ebb" draw:fill="solid" draw:fill-color="#000000" draw:textarea-vertical-align="middle" draw:auto-grow-height="false" draw:fit-to-size="false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fo:min-height="3.048cm" fo:padding-top="0.125cm" fo:padding-bottom="0.125cm" fo:padding-left="0.25cm" fo:padding-right="0.25cm" fo:wrap-option="wrap"/>
    </style:style>
    <style:style style:name="gr12" style:family="graphic">
      <style:graphic-properties style:protect="size"/>
    </style:style>
    <style:style style:name="pr1" style:family="presentation" style:parent-style-name="Blank-notes">
      <style:graphic-properties draw:fill-color="#ffffff" draw:auto-grow-height="true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style:use-window-font-color="true" style:font-name="Cubano" fo:font-size="18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use-window-font-color="true" style:font-name="Cubano"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color="#ffffff" fo:font-size="16pt" style:font-size-asian="16pt" style:font-size-complex="16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color="#ffffff" fo:font-size="16pt" style:font-size-asian="16pt" style:font-size-complex="16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/>
      <style:text-properties style:use-window-font-color="true" fo:font-size="16pt" style:font-size-asian="16pt" style:font-size-complex="16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style:use-window-font-color="true" fo:font-size="16pt" style:font-size-asian="16pt" style:font-size-complex="16pt" fo:hyphenate="false"/>
    </style:style>
    <style:style style:name="T1" style:family="text">
      <style:text-properties style:use-window-font-color="true" style:text-line-through-style="none" style:font-name="Cuban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color="#ffffff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style:use-window-font-color="true" style:text-line-through-styl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style:text-line-through-style="none" style:font-name="Cubano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Oval 5" draw:style-name="gr1" draw:text-style-name="P1" draw:layer="layout" svg:width="11.583cm" svg:height="11.479cm" svg:x="1.27cm" svg:y="3.8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" draw:text-style-name="P1" draw:layer="layout" svg:width="9.37cm" svg:height="9.285cm" svg:x="2.376cm" svg:y="4.907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3" draw:text-style-name="P1" draw:layer="layout" svg:width="6.577cm" svg:height="6.518cm" svg:x="3.773cm" svg:y="6.291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gr1" draw:text-style-name="P1" draw:layer="layout" svg:width="4.153cm" svg:height="4.115cm" svg:x="4.985cm" svg:y="7.492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Line Callout 2 (Accent Bar) 12" draw:style-name="gr4" draw:text-style-name="P3" draw:layer="layout" svg:width="4.949cm" svg:height="1.477cm" svg:x="12.192cm" svg:y="2.286cm">
          <text:p text:style-name="P2"><text:span text:style-name="T1">Big Wide World</text:span></text:p>
          <draw:enhanced-geometry draw:mirror-horizontal="false" draw:mirror-vertical="false" draw:text-areas="0 0 ?f6 ?f9" svg:viewBox="0 0 0 0" draw:type="ooxml-accentCallout2" draw:modifiers="18750 -8333 18750 -16667 139684 -70370" draw:enhanced-path="M 0 0 L ?f6 0 ?f6 ?f9 0 ?f9 Z S N M ?f1 0 L ?f1 ?f9 F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3" draw:style-name="gr5" draw:text-style-name="P5" draw:layer="layout" svg:width="9.398cm" svg:height="3.299cm" svg:x="16.002cm" svg:y="1.87cm">
          <text:p text:style-name="P4"><text:span text:style-name="T2">Broadcast &amp; long-tail activities: blogging, speaking, sharing, sparks opportunities beyond current horiz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2 (Accent Bar) 14" draw:style-name="gr6" draw:text-style-name="P3" draw:layer="layout" svg:width="6.548cm" svg:height="1.931cm" svg:x="14.478cm" svg:y="5.181cm">
          <text:p text:style-name="P2"><text:span text:style-name="T1">Organized communities</text:span></text:p>
          <draw:enhanced-geometry draw:mirror-horizontal="false" draw:mirror-vertical="false" draw:text-areas="0 0 ?f6 ?f9" svg:viewBox="0 0 0 0" draw:type="ooxml-accentCallout2" draw:modifiers="18750 -8333 18750 -16667 93352 -63987" draw:enhanced-path="M 0 0 L ?f6 0 ?f6 ?f9 0 ?f9 Z S N M ?f1 0 L ?f1 ?f9 F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5" draw:style-name="gr7" draw:text-style-name="P7" draw:layer="layout" svg:width="10.921cm" svg:height="4.259cm" svg:x="14.478cm" svg:y="6.966cm">
          <text:p text:style-name="P6"><text:span text:style-name="T3">Common goals, interests sharing knowledge, doorway to new friend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2 (Accent Bar) 16" draw:style-name="gr8" draw:text-style-name="P3" draw:layer="layout" svg:width="3.297cm" svg:height="1.272cm" svg:x="13.462cm" svg:y="10.666cm">
          <text:p text:style-name="P2"><text:span text:style-name="T1">Friends</text:span></text:p>
          <draw:enhanced-geometry draw:mirror-horizontal="false" draw:mirror-vertical="false" draw:text-areas="0 0 ?f6 ?f9" svg:viewBox="0 0 0 0" draw:type="ooxml-accentCallout2" draw:modifiers="18750 -8333 18750 -16667 -133752 -114933" draw:enhanced-path="M 0 0 L ?f6 0 ?f6 ?f9 0 ?f9 Z S N M ?f1 0 L ?f1 ?f9 F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7" draw:style-name="gr9" draw:text-style-name="P7" draw:layer="layout" svg:width="10.921cm" svg:height="4.805cm" svg:x="13.462cm" svg:y="11.713cm">
          <text:p text:style-name="P6"><text:span text:style-name="T3">Proactive help, sharing social capital, trust, doorway to new opportunities and equ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ine Callout 2 (Accent Bar) 18" draw:style-name="gr10" draw:text-style-name="P3" draw:layer="layout" svg:width="6.096cm" svg:height="1.272cm" svg:x="10.526cm" svg:y="15.044cm">
          <text:p text:style-name="P2"><text:span text:style-name="T4">Brain trust</text:span></text:p>
          <draw:enhanced-geometry draw:mirror-horizontal="false" draw:mirror-vertical="false" draw:text-areas="0 0 ?f6 ?f9" svg:viewBox="0 0 0 0" draw:type="ooxml-accentCallout2" draw:modifiers="18750 -8333 18750 -16667 -406779 -76238" draw:enhanced-path="M 0 0 L ?f6 0 ?f6 ?f9 0 ?f9 Z S N M ?f1 0 L ?f1 ?f9 F N M ?f1 ?f0 L ?f3 ?f2 ?f5 ?f4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height*$4 /100000"/>
            <draw:equation draw:name="f5" draw:formula="logwidth*$5 /100000"/>
            <draw:equation draw:name="f6" draw:formula="logwidth"/>
            <draw:equation draw:name="f7" draw:formula="logheight/2"/>
            <draw:equation draw:name="f8" draw:formula="logwidth/2"/>
            <draw:equation draw:name="f9" draw:formula="logheight"/>
            <draw:handle draw:handle-position="?f1 ?f0" draw:handle-range-x-maximum="2147483647" draw:handle-range-x-minimum="-2147483647" draw:handle-range-y-maximum="2147483647" draw:handle-range-y-minimum="-2147483647"/>
            <draw:handle draw:handle-position="?f3 ?f2" draw:handle-range-x-maximum="2147483647" draw:handle-range-x-minimum="-2147483647" draw:handle-range-y-maximum="2147483647" draw:handle-range-y-minimum="-2147483647"/>
            <draw:handle draw:handle-position="?f5 ?f4" draw:handle-range-x-maximum="2147483647" draw:handle-range-x-minimum="-2147483647" draw:handle-range-y-maximum="2147483647" draw:handle-range-y-minimum="-2147483647"/>
          </draw:enhanced-geometry>
        </draw:custom-shape>
        <draw:custom-shape draw:name="TextBox 19" draw:style-name="gr11" draw:text-style-name="P7" draw:layer="layout" svg:width="14.985cm" svg:height="3.297cm" svg:x="10.414cm" svg:y="16.36cm">
          <text:p text:style-name="P6"><text:span text:style-name="T3">Advice, opinion, resources exchanged regularly &amp; freely, doorway to improv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Cubano" svg:font-family="Cubano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T1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1"><text:date style:data-style-name="D1" text:date-value="2014-05-27">5/27/14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7T18:22:15.842385681</dc:date>
    <dc:creator>Salim Virani</dc:creator>
    <meta:generator>LibreOffice/4.1.3.2$Linux_X86_64 LibreOffice_project/410m0$Build-2</meta:generator>
    <meta:editing-duration>P0D</meta:editing-duration>
    <meta:editing-cycles>1</meta:editing-cycles>
    <meta:document-statistic meta:object-count="35"/>
  </office:meta>
</office:document-meta>
</file>